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 [ºC]</text:p>
          </table:table-cell>
          <table:table-cell office:value-type="string" calcext:value-type="string">
            <text:p>R [Kohm]</text:p>
          </table:table-cell>
          <table:table-cell/>
          <table:table-cell office:value-type="string" calcext:value-type="string">
            <text:p>V [V]</text:p>
          </table:table-cell>
          <table:table-cell table:style-name="Default" office:value-type="string" calcext:value-type="string">
            <text:p>Registro</text:p>
          </table:table-cell>
          <table:table-cell table:formula="of:=2.56/256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4.77" calcext:value-type="float">
            <text:p>54,77</text:p>
          </table:table-cell>
          <table:table-cell/>
          <table:table-cell table:formula="of:=5*[.B2]/(56+[.B2])" office:value-type="float" office:value="2.47223977611267" calcext:value-type="float">
            <text:p>2,4722397761</text:p>
          </table:table-cell>
          <table:table-cell table:formula="of:=[.D2]/0.01" office:value-type="float" office:value="247.223977611267" calcext:value-type="float">
            <text:p>247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1.892" calcext:value-type="float">
            <text:p>51,892</text:p>
          </table:table-cell>
          <table:table-cell/>
          <table:table-cell table:formula="of:=5*[.B3]/(56+[.B3])" office:value-type="float" office:value="2.40481221962703" calcext:value-type="float">
            <text:p>2,4048122196</text:p>
          </table:table-cell>
          <table:table-cell table:formula="of:=[.D3]/0.01" office:value-type="float" office:value="240.481221962703" calcext:value-type="float">
            <text:p>240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9.186" calcext:value-type="float">
            <text:p>49,186</text:p>
          </table:table-cell>
          <table:table-cell/>
          <table:table-cell table:formula="of:=5*[.B4]/(56+[.B4])" office:value-type="float" office:value="2.3380487897629" calcext:value-type="float">
            <text:p>2,3380487898</text:p>
          </table:table-cell>
          <table:table-cell table:formula="of:=[.D4]/0.01" office:value-type="float" office:value="233.80487897629" calcext:value-type="float">
            <text:p>234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6.64" calcext:value-type="float">
            <text:p>46,64</text:p>
          </table:table-cell>
          <table:table-cell/>
          <table:table-cell table:formula="of:=5*[.B5]/(56+[.B5])" office:value-type="float" office:value="2.27201870615744" calcext:value-type="float">
            <text:p>2,2720187062</text:p>
          </table:table-cell>
          <table:table-cell table:formula="of:=[.D5]/0.01" office:value-type="float" office:value="227.201870615744" calcext:value-type="float">
            <text:p>227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4.243" calcext:value-type="float">
            <text:p>44,243</text:p>
          </table:table-cell>
          <table:table-cell/>
          <table:table-cell table:formula="of:=5*[.B6]/(56+[.B6])" office:value-type="float" office:value="2.20678750635955" calcext:value-type="float">
            <text:p>2,2067875064</text:p>
          </table:table-cell>
          <table:table-cell table:formula="of:=[.D6]/0.01" office:value-type="float" office:value="220.678750635955" calcext:value-type="float">
            <text:p>221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1.985" calcext:value-type="float">
            <text:p>41,985</text:p>
          </table:table-cell>
          <table:table-cell/>
          <table:table-cell table:formula="of:=5*[.B7]/(56+[.B7])" office:value-type="float" office:value="2.14241975812624" calcext:value-type="float">
            <text:p>2,1424197581</text:p>
          </table:table-cell>
          <table:table-cell table:formula="of:=[.D7]/0.01" office:value-type="float" office:value="214.241975812624" calcext:value-type="float">
            <text:p>214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9.859" calcext:value-type="float">
            <text:p>39,859</text:p>
          </table:table-cell>
          <table:table-cell/>
          <table:table-cell table:formula="of:=5*[.B8]/(56+[.B8])" office:value-type="float" office:value="2.07904317800102" calcext:value-type="float">
            <text:p>2,079043178</text:p>
          </table:table-cell>
          <table:table-cell table:formula="of:=[.D8]/0.01" office:value-type="float" office:value="207.904317800102" calcext:value-type="float">
            <text:p>208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7.855" calcext:value-type="float">
            <text:p>37,855</text:p>
          </table:table-cell>
          <table:table-cell/>
          <table:table-cell table:formula="of:=5*[.B9]/(56+[.B9])" office:value-type="float" office:value="2.01667465771669" calcext:value-type="float">
            <text:p>2,0166746577</text:p>
          </table:table-cell>
          <table:table-cell table:formula="of:=[.D9]/0.01" office:value-type="float" office:value="201.667465771669" calcext:value-type="float">
            <text:p>202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5.965" calcext:value-type="float">
            <text:p>35,965</text:p>
          </table:table-cell>
          <table:table-cell/>
          <table:table-cell table:formula="of:=5*[.B10]/(56+[.B10])" office:value-type="float" office:value="1.95536345348774" calcext:value-type="float">
            <text:p>1,9553634535</text:p>
          </table:table-cell>
          <table:table-cell table:formula="of:=[.D10]/0.01" office:value-type="float" office:value="195.536345348774" calcext:value-type="float">
            <text:p>196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.183" calcext:value-type="float">
            <text:p>34,183</text:p>
          </table:table-cell>
          <table:table-cell/>
          <table:table-cell table:formula="of:=5*[.B11]/(56+[.B11])" office:value-type="float" office:value="1.89520197819988" calcext:value-type="float">
            <text:p>1,8952019782</text:p>
          </table:table-cell>
          <table:table-cell table:formula="of:=[.D11]/0.01" office:value-type="float" office:value="189.520197819988" calcext:value-type="float">
            <text:p>19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/>
          <table:table-cell table:formula="of:=5*[.B12]/(56+[.B12])" office:value-type="float" office:value="1.8361581920904" calcext:value-type="float">
            <text:p>1,8361581921</text:p>
          </table:table-cell>
          <table:table-cell table:formula="of:=[.D12]/0.01" office:value-type="float" office:value="183.61581920904" calcext:value-type="float">
            <text:p>1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.886" calcext:value-type="float">
            <text:p>30,886</text:p>
          </table:table-cell>
          <table:table-cell/>
          <table:table-cell table:formula="of:=5*[.B13]/(56+[.B13])" office:value-type="float" office:value="1.7773864604194" calcext:value-type="float">
            <text:p>1,7773864604</text:p>
          </table:table-cell>
          <table:table-cell table:formula="of:=[.D13]/0.01" office:value-type="float" office:value="177.73864604194" calcext:value-type="float">
            <text:p>1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361" calcext:value-type="float">
            <text:p>29,361</text:p>
          </table:table-cell>
          <table:table-cell/>
          <table:table-cell table:formula="of:=5*[.B14]/(56+[.B14])" office:value-type="float" office:value="1.71981349796746" calcext:value-type="float">
            <text:p>1,719813498</text:p>
          </table:table-cell>
          <table:table-cell table:formula="of:=[.D14]/0.01" office:value-type="float" office:value="171.981349796746" calcext:value-type="float">
            <text:p>1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921" calcext:value-type="float">
            <text:p>27,921</text:p>
          </table:table-cell>
          <table:table-cell/>
          <table:table-cell table:formula="of:=5*[.B15]/(56+[.B15])" office:value-type="float" office:value="1.6635287949381" calcext:value-type="float">
            <text:p>1,6635287949</text:p>
          </table:table-cell>
          <table:table-cell table:formula="of:=[.D15]/0.01" office:value-type="float" office:value="166.35287949381" calcext:value-type="float">
            <text:p>1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56" calcext:value-type="float">
            <text:p>26,56</text:p>
          </table:table-cell>
          <table:table-cell/>
          <table:table-cell table:formula="of:=5*[.B16]/(56+[.B16])" office:value-type="float" office:value="1.60852713178295" calcext:value-type="float">
            <text:p>1,6085271318</text:p>
          </table:table-cell>
          <table:table-cell table:formula="of:=[.D16]/0.01" office:value-type="float" office:value="160.852713178295" calcext:value-type="float">
            <text:p>1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272" calcext:value-type="float">
            <text:p>25,272</text:p>
          </table:table-cell>
          <table:table-cell/>
          <table:table-cell table:formula="of:=5*[.B17]/(56+[.B17])" office:value-type="float" office:value="1.55477901368245" calcext:value-type="float">
            <text:p>1,5547790137</text:p>
          </table:table-cell>
          <table:table-cell table:formula="of:=[.D17]/0.01" office:value-type="float" office:value="155.477901368245" calcext:value-type="float">
            <text:p>1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054" calcext:value-type="float">
            <text:p>24,054</text:p>
          </table:table-cell>
          <table:table-cell/>
          <table:table-cell table:formula="of:=5*[.B18]/(56+[.B18])" office:value-type="float" office:value="1.50236090638819" calcext:value-type="float">
            <text:p>1,5023609064</text:p>
          </table:table-cell>
          <table:table-cell table:formula="of:=[.D18]/0.01" office:value-type="float" office:value="150.236090638819" calcext:value-type="float">
            <text:p>1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901" calcext:value-type="float">
            <text:p>22,901</text:p>
          </table:table-cell>
          <table:table-cell/>
          <table:table-cell table:formula="of:=5*[.B19]/(56+[.B19])" office:value-type="float" office:value="1.45124903359907" calcext:value-type="float">
            <text:p>1,4512490336</text:p>
          </table:table-cell>
          <table:table-cell table:formula="of:=[.D19]/0.01" office:value-type="float" office:value="145.124903359907" calcext:value-type="float">
            <text:p>1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81" calcext:value-type="float">
            <text:p>21,81</text:p>
          </table:table-cell>
          <table:table-cell/>
          <table:table-cell table:formula="of:=5*[.B20]/(56+[.B20])" office:value-type="float" office:value="1.40149081094975" calcext:value-type="float">
            <text:p>1,4014908109</text:p>
          </table:table-cell>
          <table:table-cell table:formula="of:=[.D20]/0.01" office:value-type="float" office:value="140.149081094975" calcext:value-type="float">
            <text:p>14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777" calcext:value-type="float">
            <text:p>20,777</text:p>
          </table:table-cell>
          <table:table-cell/>
          <table:table-cell table:formula="of:=5*[.B21]/(56+[.B21])" office:value-type="float" office:value="1.35307448845357" calcext:value-type="float">
            <text:p>1,3530744885</text:p>
          </table:table-cell>
          <table:table-cell table:formula="of:=[.D21]/0.01" office:value-type="float" office:value="135.307448845357" calcext:value-type="float">
            <text:p>1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798" calcext:value-type="float">
            <text:p>19,798</text:p>
          </table:table-cell>
          <table:table-cell/>
          <table:table-cell table:formula="of:=5*[.B22]/(56+[.B22])" office:value-type="float" office:value="1.305971133803" calcext:value-type="float">
            <text:p>1,3059711338</text:p>
          </table:table-cell>
          <table:table-cell table:formula="of:=[.D22]/0.01" office:value-type="float" office:value="130.5971133803" calcext:value-type="float">
            <text:p>1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871" calcext:value-type="float">
            <text:p>18,871</text:p>
          </table:table-cell>
          <table:table-cell/>
          <table:table-cell table:formula="of:=5*[.B23]/(56+[.B23])" office:value-type="float" office:value="1.2602342696104" calcext:value-type="float">
            <text:p>1,2602342696</text:p>
          </table:table-cell>
          <table:table-cell table:formula="of:=[.D23]/0.01" office:value-type="float" office:value="126.02342696104" calcext:value-type="float">
            <text:p>1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992" calcext:value-type="float">
            <text:p>17,992</text:p>
          </table:table-cell>
          <table:table-cell/>
          <table:table-cell table:formula="of:=5*[.B24]/(56+[.B24])" office:value-type="float" office:value="1.21580711428263" calcext:value-type="float">
            <text:p>1,2158071143</text:p>
          </table:table-cell>
          <table:table-cell table:formula="of:=[.D24]/0.01" office:value-type="float" office:value="121.580711428263" calcext:value-type="float">
            <text:p>1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159" calcext:value-type="float">
            <text:p>17,159</text:p>
          </table:table-cell>
          <table:table-cell/>
          <table:table-cell table:formula="of:=5*[.B25]/(56+[.B25])" office:value-type="float" office:value="1.17271969272407" calcext:value-type="float">
            <text:p>1,1727196927</text:p>
          </table:table-cell>
          <table:table-cell table:formula="of:=[.D25]/0.01" office:value-type="float" office:value="117.271969272407" calcext:value-type="float">
            <text:p>1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369" calcext:value-type="float">
            <text:p>16,369</text:p>
          </table:table-cell>
          <table:table-cell/>
          <table:table-cell table:formula="of:=5*[.B26]/(56+[.B26])" office:value-type="float" office:value="1.13094004338874" calcext:value-type="float">
            <text:p>1,1309400434</text:p>
          </table:table-cell>
          <table:table-cell table:formula="of:=[.D26]/0.01" office:value-type="float" office:value="113.094004338874" calcext:value-type="float">
            <text:p>1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609" calcext:value-type="float">
            <text:p>15,609</text:p>
          </table:table-cell>
          <table:table-cell/>
          <table:table-cell table:formula="of:=5*[.B27]/(56+[.B27])" office:value-type="float" office:value="1.08987697077183" calcext:value-type="float">
            <text:p>1,0898769708</text:p>
          </table:table-cell>
          <table:table-cell table:formula="of:=[.D27]/0.01" office:value-type="float" office:value="108.987697077183" calcext:value-type="float">
            <text:p>10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908" calcext:value-type="float">
            <text:p>14,908</text:p>
          </table:table-cell>
          <table:table-cell/>
          <table:table-cell table:formula="of:=5*[.B28]/(56+[.B28])" office:value-type="float" office:value="1.05122130084053" calcext:value-type="float">
            <text:p>1,0512213008</text:p>
          </table:table-cell>
          <table:table-cell table:formula="of:=[.D28]/0.01" office:value-type="float" office:value="105.122130084053" calcext:value-type="float">
            <text:p>1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232" calcext:value-type="float">
            <text:p>14,232</text:p>
          </table:table-cell>
          <table:table-cell/>
          <table:table-cell table:formula="of:=5*[.B29]/(56+[.B29])" office:value-type="float" office:value="1.01321335003987" calcext:value-type="float">
            <text:p>1,01321335</text:p>
          </table:table-cell>
          <table:table-cell table:formula="of:=[.D29]/0.01" office:value-type="float" office:value="101.321335003987" calcext:value-type="float">
            <text:p>1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591" calcext:value-type="float">
            <text:p>13,591</text:p>
          </table:table-cell>
          <table:table-cell/>
          <table:table-cell table:formula="of:=5*[.B30]/(56+[.B30])" office:value-type="float" office:value="0.976491212944203" calcext:value-type="float">
            <text:p>0,9764912129</text:p>
          </table:table-cell>
          <table:table-cell table:formula="of:=[.D30]/0.01" office:value-type="float" office:value="97.6491212944203" calcext:value-type="float">
            <text:p>9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983" calcext:value-type="float">
            <text:p>12,983</text:p>
          </table:table-cell>
          <table:table-cell/>
          <table:table-cell table:formula="of:=5*[.B31]/(56+[.B31])" office:value-type="float" office:value="0.941028949161388" calcext:value-type="float">
            <text:p>0,9410289492</text:p>
          </table:table-cell>
          <table:table-cell table:formula="of:=[.D31]/0.01" office:value-type="float" office:value="94.1028949161388" calcext:value-type="float">
            <text:p>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401" calcext:value-type="float">
            <text:p>12,401</text:p>
          </table:table-cell>
          <table:table-cell/>
          <table:table-cell table:formula="of:=5*[.B32]/(56+[.B32])" office:value-type="float" office:value="0.906492595137498" calcext:value-type="float">
            <text:p>0,9064925951</text:p>
          </table:table-cell>
          <table:table-cell table:formula="of:=[.D32]/0.01" office:value-type="float" office:value="90.6492595137498" calcext:value-type="float">
            <text:p>9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855" calcext:value-type="float">
            <text:p>11,855</text:p>
          </table:table-cell>
          <table:table-cell/>
          <table:table-cell table:formula="of:=5*[.B33]/(56+[.B33])" office:value-type="float" office:value="0.873553901702159" calcext:value-type="float">
            <text:p>0,8735539017</text:p>
          </table:table-cell>
          <table:table-cell table:formula="of:=[.D33]/0.01" office:value-type="float" office:value="87.3553901702159" calcext:value-type="float">
            <text:p>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333" calcext:value-type="float">
            <text:p>11,333</text:p>
          </table:table-cell>
          <table:table-cell/>
          <table:table-cell table:formula="of:=5*[.B34]/(56+[.B34])" office:value-type="float" office:value="0.841563572096892" calcext:value-type="float">
            <text:p>0,8415635721</text:p>
          </table:table-cell>
          <table:table-cell table:formula="of:=[.D34]/0.01" office:value-type="float" office:value="84.1563572096892" calcext:value-type="float">
            <text:p>8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836" calcext:value-type="float">
            <text:p>10,836</text:p>
          </table:table-cell>
          <table:table-cell/>
          <table:table-cell table:formula="of:=5*[.B35]/(56+[.B35])" office:value-type="float" office:value="0.810640971931294" calcext:value-type="float">
            <text:p>0,8106409719</text:p>
          </table:table-cell>
          <table:table-cell table:formula="of:=[.D35]/0.01" office:value-type="float" office:value="81.0640971931294" calcext:value-type="float">
            <text:p>8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364" calcext:value-type="float">
            <text:p>10,364</text:p>
          </table:table-cell>
          <table:table-cell/>
          <table:table-cell table:formula="of:=5*[.B36]/(56+[.B36])" office:value-type="float" office:value="0.780845036465554" calcext:value-type="float">
            <text:p>0,7808450365</text:p>
          </table:table-cell>
          <table:table-cell table:formula="of:=[.D36]/0.01" office:value-type="float" office:value="78.0845036465554" calcext:value-type="float">
            <text:p>7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5*[.B37]/(56+[.B37])" office:value-type="float" office:value="0.757575757575758" calcext:value-type="float">
            <text:p>0,7575757576</text:p>
          </table:table-cell>
          <table:table-cell table:formula="of:=[.D37]/0.01" office:value-type="float" office:value="75.7575757575758" calcext:value-type="float">
            <text:p>7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651" calcext:value-type="float">
            <text:p>9,651</text:p>
          </table:table-cell>
          <table:table-cell/>
          <table:table-cell table:formula="of:=5*[.B38]/(56+[.B38])" office:value-type="float" office:value="0.735023076571568" calcext:value-type="float">
            <text:p>0,7350230766</text:p>
          </table:table-cell>
          <table:table-cell table:formula="of:=[.D38]/0.01" office:value-type="float" office:value="73.5023076571568" calcext:value-type="float">
            <text:p>7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238" calcext:value-type="float">
            <text:p>9,238</text:p>
          </table:table-cell>
          <table:table-cell/>
          <table:table-cell table:formula="of:=5*[.B39]/(56+[.B39])" office:value-type="float" office:value="0.708022931420338" calcext:value-type="float">
            <text:p>0,7080229314</text:p>
          </table:table-cell>
          <table:table-cell table:formula="of:=[.D39]/0.01" office:value-type="float" office:value="70.8022931420338" calcext:value-type="float">
            <text:p>7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844" calcext:value-type="float">
            <text:p>8,844</text:p>
          </table:table-cell>
          <table:table-cell/>
          <table:table-cell table:formula="of:=5*[.B40]/(56+[.B40])" office:value-type="float" office:value="0.681944358768737" calcext:value-type="float">
            <text:p>0,6819443588</text:p>
          </table:table-cell>
          <table:table-cell table:formula="of:=[.D40]/0.01" office:value-type="float" office:value="68.1944358768737" calcext:value-type="float">
            <text:p>6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47" calcext:value-type="float">
            <text:p>8,47</text:p>
          </table:table-cell>
          <table:table-cell/>
          <table:table-cell table:formula="of:=5*[.B41]/(56+[.B41])" office:value-type="float" office:value="0.656894679695983" calcext:value-type="float">
            <text:p>0,6568946797</text:p>
          </table:table-cell>
          <table:table-cell table:formula="of:=[.D41]/0.01" office:value-type="float" office:value="65.6894679695983" calcext:value-type="float">
            <text:p>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113" calcext:value-type="float">
            <text:p>8,113</text:p>
          </table:table-cell>
          <table:table-cell/>
          <table:table-cell table:formula="of:=5*[.B42]/(56+[.B42])" office:value-type="float" office:value="0.632710994650071" calcext:value-type="float">
            <text:p>0,6327109947</text:p>
          </table:table-cell>
          <table:table-cell table:formula="of:=[.D42]/0.01" office:value-type="float" office:value="63.2710994650071" calcext:value-type="float">
            <text:p>6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773" calcext:value-type="float">
            <text:p>7,773</text:p>
          </table:table-cell>
          <table:table-cell/>
          <table:table-cell table:formula="of:=5*[.B43]/(56+[.B43])" office:value-type="float" office:value="0.609427187054082" calcext:value-type="float">
            <text:p>0,6094271871</text:p>
          </table:table-cell>
          <table:table-cell table:formula="of:=[.D43]/0.01" office:value-type="float" office:value="60.9427187054082" calcext:value-type="float">
            <text:p>6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449" calcext:value-type="float">
            <text:p>7,449</text:p>
          </table:table-cell>
          <table:table-cell/>
          <table:table-cell table:formula="of:=5*[.B44]/(56+[.B44])" office:value-type="float" office:value="0.587006887421394" calcext:value-type="float">
            <text:p>0,5870068874</text:p>
          </table:table-cell>
          <table:table-cell table:formula="of:=[.D44]/0.01" office:value-type="float" office:value="58.7006887421394" calcext:value-type="float">
            <text:p>5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141" calcext:value-type="float">
            <text:p>7,141</text:p>
          </table:table-cell>
          <table:table-cell/>
          <table:table-cell table:formula="of:=5*[.B45]/(56+[.B45])" office:value-type="float" office:value="0.565480432682409" calcext:value-type="float">
            <text:p>0,5654804327</text:p>
          </table:table-cell>
          <table:table-cell table:formula="of:=[.D45]/0.01" office:value-type="float" office:value="56.5480432682409" calcext:value-type="float">
            <text:p>5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847" calcext:value-type="float">
            <text:p>6,847</text:p>
          </table:table-cell>
          <table:table-cell/>
          <table:table-cell table:formula="of:=5*[.B46]/(56+[.B46])" office:value-type="float" office:value="0.544735627794485" calcext:value-type="float">
            <text:p>0,5447356278</text:p>
          </table:table-cell>
          <table:table-cell table:formula="of:=[.D46]/0.01" office:value-type="float" office:value="54.4735627794485" calcext:value-type="float">
            <text:p>5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,5</text:p>
          </table:table-cell>
          <table:table-cell/>
          <table:table-cell table:formula="of:=5*[.B47]/(56+[.B47])" office:value-type="float" office:value="0.52" calcext:value-type="float">
            <text:p>0,52</text:p>
          </table:table-cell>
          <table:table-cell table:formula="of:=[.D47]/0.01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299" calcext:value-type="float">
            <text:p>6,299</text:p>
          </table:table-cell>
          <table:table-cell/>
          <table:table-cell table:formula="of:=5*[.B48]/(56+[.B48])" office:value-type="float" office:value="0.505545835406668" calcext:value-type="float">
            <text:p>0,5055458354</text:p>
          </table:table-cell>
          <table:table-cell table:formula="of:=[.D48]/0.01" office:value-type="float" office:value="50.5545835406668" calcext:value-type="float">
            <text:p>5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044" calcext:value-type="float">
            <text:p>6,044</text:p>
          </table:table-cell>
          <table:table-cell/>
          <table:table-cell table:formula="of:=5*[.B49]/(56+[.B49])" office:value-type="float" office:value="0.487073689639611" calcext:value-type="float">
            <text:p>0,4870736896</text:p>
          </table:table-cell>
          <table:table-cell table:formula="of:=[.D49]/0.01" office:value-type="float" office:value="48.7073689639611" calcext:value-type="float">
            <text:p>4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804" calcext:value-type="float">
            <text:p>5,804</text:p>
          </table:table-cell>
          <table:table-cell/>
          <table:table-cell table:formula="of:=5*[.B50]/(56+[.B50])" office:value-type="float" office:value="0.469548896511553" calcext:value-type="float">
            <text:p>0,4695488965</text:p>
          </table:table-cell>
          <table:table-cell table:formula="of:=[.D50]/0.01" office:value-type="float" office:value="46.9548896511553" calcext:value-type="float">
            <text:p>4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568" calcext:value-type="float">
            <text:p>5,568</text:p>
          </table:table-cell>
          <table:table-cell/>
          <table:table-cell table:formula="of:=5*[.B51]/(56+[.B51])" office:value-type="float" office:value="0.452182952182952" calcext:value-type="float">
            <text:p>0,4521829522</text:p>
          </table:table-cell>
          <table:table-cell table:formula="of:=[.D51]/0.01" office:value-type="float" office:value="45.2182952182952" calcext:value-type="float">
            <text:p>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347" calcext:value-type="float">
            <text:p>5,347</text:p>
          </table:table-cell>
          <table:table-cell/>
          <table:table-cell table:formula="of:=5*[.B52]/(56+[.B52])" office:value-type="float" office:value="0.435799631603827" calcext:value-type="float">
            <text:p>0,4357996316</text:p>
          </table:table-cell>
          <table:table-cell table:formula="of:=[.D52]/0.01" office:value-type="float" office:value="43.5799631603827" calcext:value-type="float">
            <text:p>4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135" calcext:value-type="float">
            <text:p>5,135</text:p>
          </table:table-cell>
          <table:table-cell/>
          <table:table-cell table:formula="of:=5*[.B53]/(56+[.B53])" office:value-type="float" office:value="0.419972192688313" calcext:value-type="float">
            <text:p>0,4199721927</text:p>
          </table:table-cell>
          <table:table-cell table:formula="of:=[.D53]/0.01" office:value-type="float" office:value="41.9972192688313" calcext:value-type="float">
            <text:p>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933" calcext:value-type="float">
            <text:p>4,933</text:p>
          </table:table-cell>
          <table:table-cell/>
          <table:table-cell table:formula="of:=5*[.B54]/(56+[.B54])" office:value-type="float" office:value="0.404788866459882" calcext:value-type="float">
            <text:p>0,4047888665</text:p>
          </table:table-cell>
          <table:table-cell table:formula="of:=[.D54]/0.01" office:value-type="float" office:value="40.4788866459882" calcext:value-type="float">
            <text:p>4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74" calcext:value-type="float">
            <text:p>4,74</text:p>
          </table:table-cell>
          <table:table-cell/>
          <table:table-cell table:formula="of:=5*[.B55]/(56+[.B55])" office:value-type="float" office:value="0.390187685215673" calcext:value-type="float">
            <text:p>0,3901876852</text:p>
          </table:table-cell>
          <table:table-cell table:formula="of:=[.D55]/0.01" office:value-type="float" office:value="39.0187685215673" calcext:value-type="float">
            <text:p>3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5" calcext:value-type="float">
            <text:p>4,55</text:p>
          </table:table-cell>
          <table:table-cell/>
          <table:table-cell table:formula="of:=5*[.B56]/(56+[.B56])" office:value-type="float" office:value="0.375722543352601" calcext:value-type="float">
            <text:p>0,3757225434</text:p>
          </table:table-cell>
          <table:table-cell table:formula="of:=[.D56]/0.01" office:value-type="float" office:value="37.5722543352601" calcext:value-type="float">
            <text:p>3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378" calcext:value-type="float">
            <text:p>4,378</text:p>
          </table:table-cell>
          <table:table-cell/>
          <table:table-cell table:formula="of:=5*[.B57]/(56+[.B57])" office:value-type="float" office:value="0.362549272913975" calcext:value-type="float">
            <text:p>0,3625492729</text:p>
          </table:table-cell>
          <table:table-cell table:formula="of:=[.D57]/0.01" office:value-type="float" office:value="36.2549272913975" calcext:value-type="float">
            <text:p>3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211" calcext:value-type="float">
            <text:p>4,211</text:p>
          </table:table-cell>
          <table:table-cell/>
          <table:table-cell table:formula="of:=5*[.B58]/(56+[.B58])" office:value-type="float" office:value="0.349686934281111" calcext:value-type="float">
            <text:p>0,3496869343</text:p>
          </table:table-cell>
          <table:table-cell table:formula="of:=[.D58]/0.01" office:value-type="float" office:value="34.9686934281111" calcext:value-type="float">
            <text:p>3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05" calcext:value-type="float">
            <text:p>4,05</text:p>
          </table:table-cell>
          <table:table-cell/>
          <table:table-cell table:formula="of:=5*[.B59]/(56+[.B59])" office:value-type="float" office:value="0.33721898417985" calcext:value-type="float">
            <text:p>0,3372189842</text:p>
          </table:table-cell>
          <table:table-cell table:formula="of:=[.D59]/0.01" office:value-type="float" office:value="33.721898417985" calcext:value-type="float">
            <text:p>3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96" calcext:value-type="float">
            <text:p>3,896</text:p>
          </table:table-cell>
          <table:table-cell/>
          <table:table-cell table:formula="of:=5*[.B60]/(56+[.B60])" office:value-type="float" office:value="0.325230399358889" calcext:value-type="float">
            <text:p>0,3252303994</text:p>
          </table:table-cell>
          <table:table-cell table:formula="of:=[.D60]/0.01" office:value-type="float" office:value="32.5230399358889" calcext:value-type="float">
            <text:p>3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748" calcext:value-type="float">
            <text:p>3,748</text:p>
          </table:table-cell>
          <table:table-cell/>
          <table:table-cell table:formula="of:=5*[.B61]/(56+[.B61])" office:value-type="float" office:value="0.313650666131084" calcext:value-type="float">
            <text:p>0,3136506661</text:p>
          </table:table-cell>
          <table:table-cell table:formula="of:=[.D61]/0.01" office:value-type="float" office:value="31.3650666131084" calcext:value-type="float">
            <text:p>3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5*[.B62]/(56+[.B62])" office:value-type="float" office:value="0.302013422818792" calcext:value-type="float">
            <text:p>0,3020134228</text:p>
          </table:table-cell>
          <table:table-cell table:formula="of:=[.D62]/0.01" office:value-type="float" office:value="30.2013422818792" calcext:value-type="float">
            <text:p>3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73" calcext:value-type="float">
            <text:p>3,473</text:p>
          </table:table-cell>
          <table:table-cell/>
          <table:table-cell table:formula="of:=5*[.B63]/(56+[.B63])" office:value-type="float" office:value="0.291981235182352" calcext:value-type="float">
            <text:p>0,2919812352</text:p>
          </table:table-cell>
          <table:table-cell table:formula="of:=[.D63]/0.01" office:value-type="float" office:value="29.1981235182352" calcext:value-type="float">
            <text:p>2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344" calcext:value-type="float">
            <text:p>3,344</text:p>
          </table:table-cell>
          <table:table-cell/>
          <table:table-cell table:formula="of:=5*[.B64]/(56+[.B64])" office:value-type="float" office:value="0.281747101644648" calcext:value-type="float">
            <text:p>0,2817471016</text:p>
          </table:table-cell>
          <table:table-cell table:formula="of:=[.D64]/0.01" office:value-type="float" office:value="28.1747101644648" calcext:value-type="float">
            <text:p>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22" calcext:value-type="float">
            <text:p>3,22</text:p>
          </table:table-cell>
          <table:table-cell/>
          <table:table-cell table:formula="of:=5*[.B65]/(56+[.B65])" office:value-type="float" office:value="0.271867612293144" calcext:value-type="float">
            <text:p>0,2718676123</text:p>
          </table:table-cell>
          <table:table-cell table:formula="of:=[.D65]/0.01" office:value-type="float" office:value="27.1867612293144" calcext:value-type="float">
            <text:p>2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102" calcext:value-type="float">
            <text:p>3,102</text:p>
          </table:table-cell>
          <table:table-cell/>
          <table:table-cell table:formula="of:=5*[.B66]/(56+[.B66])" office:value-type="float" office:value="0.262427667422422" calcext:value-type="float">
            <text:p>0,2624276674</text:p>
          </table:table-cell>
          <table:table-cell table:formula="of:=[.D66]/0.01" office:value-type="float" office:value="26.2427667422422" calcext:value-type="float">
            <text:p>2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988" calcext:value-type="float">
            <text:p>2,988</text:p>
          </table:table-cell>
          <table:table-cell/>
          <table:table-cell table:formula="of:=5*[.B67]/(56+[.B67])" office:value-type="float" office:value="0.253271851902082" calcext:value-type="float">
            <text:p>0,2532718519</text:p>
          </table:table-cell>
          <table:table-cell table:formula="of:=[.D67]/0.01" office:value-type="float" office:value="25.3271851902082" calcext:value-type="float">
            <text:p>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8" calcext:value-type="float">
            <text:p>2,88</text:p>
          </table:table-cell>
          <table:table-cell/>
          <table:table-cell table:formula="of:=5*[.B68]/(56+[.B68])" office:value-type="float" office:value="0.244565217391304" calcext:value-type="float">
            <text:p>0,2445652174</text:p>
          </table:table-cell>
          <table:table-cell table:formula="of:=[.D68]/0.01" office:value-type="float" office:value="24.4565217391304" calcext:value-type="float">
            <text:p>2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00:33:52.779000000</meta:creation-date>
    <dc:date>2016-01-03T00:58:33.138000000</dc:date>
    <meta:editing-duration>PT9M30S</meta:editing-duration>
    <meta:editing-cycles>1</meta:editing-cycles>
    <meta:document-statistic meta:table-count="1" meta:cell-count="273" meta:object-count="0"/>
    <meta:generator>LibreOffice/4.4.3.2$Windows_x86 LibreOffice_project/88805f81e9fe61362df02b9941de8e38a9b5fd16</meta:generator>
  </office:meta>
</office:document-meta>
</file>